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GroupParser.getNextTextValue( String fieldName , JsonParser par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GroupParser.acceptBigDecimal( Json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GroupParser.acceptLong( Json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GroupParser.accept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GroupParser.parseCompany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cksonGroupParser.acceptInteger( Json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GroupParser.acceptString( Json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cksonGroupParser.parseCompany( List &lt; Company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GroupParser.parseEmploye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acksonGroupParser.reportParseError( String errorMsg , JsonLocation json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GroupParser.JacksonGroupParser( Js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GroupParser.acceptBoolean( JsonToken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GroupParser.parseDepartment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cksonGroupParser.parseGrou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cksonGroupParser.accept( Json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GroupParser.parseDepartment( List &lt; Department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cksonGroupParser.parseEmployee( List &lt; Employee &gt;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